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45f19" officeooo:paragraph-rsid="00145f19"/>
    </style:style>
    <style:style style:name="P2" style:family="paragraph" style:parent-style-name="Text_20_body">
      <style:text-properties style:font-name="Liberation Mono" officeooo:rsid="00145f19" officeooo:paragraph-rsid="00145f19"/>
    </style:style>
    <style:style style:name="P3" style:family="paragraph" style:parent-style-name="Text_20_body">
      <style:text-properties style:font-name="Liberation Mono" fo:font-size="11pt" officeooo:rsid="001501f9" officeooo:paragraph-rsid="001501f9" style:font-size-asian="11pt" style:font-size-complex="11pt"/>
    </style:style>
    <style:style style:name="P4" style:family="paragraph" style:parent-style-name="Text_20_body">
      <style:text-properties officeooo:rsid="001501f9" officeooo:paragraph-rsid="001501f9"/>
    </style:style>
    <style:style style:name="P5" style:family="paragraph" style:parent-style-name="Text_20_body">
      <style:text-properties officeooo:rsid="001557f3" officeooo:paragraph-rsid="001557f3"/>
    </style:style>
    <style:style style:name="P6" style:family="paragraph" style:parent-style-name="Standard">
      <style:text-properties officeooo:rsid="001501f9" officeooo:paragraph-rsid="001501f9"/>
    </style:style>
    <style:style style:name="P7" style:family="paragraph" style:parent-style-name="Standard">
      <style:text-properties style:font-name="Liberation Mono" officeooo:rsid="001501f9" officeooo:paragraph-rsid="001501f9"/>
    </style:style>
    <style:style style:name="P8" style:family="paragraph" style:parent-style-name="Standard">
      <style:text-properties style:font-name="Liberation Mono" fo:font-size="11pt" officeooo:rsid="001501f9" officeooo:paragraph-rsid="001501f9" style:font-size-asian="11pt" style:font-size-complex="11pt"/>
    </style:style>
    <style:style style:name="P9" style:family="paragraph" style:parent-style-name="Preformatted_20_Text">
      <style:text-properties officeooo:rsid="00145f19" officeooo:paragraph-rsid="00145f19"/>
    </style:style>
    <style:style style:name="P10" style:family="paragraph" style:parent-style-name="Preformatted_20_Text">
      <style:text-properties officeooo:rsid="001501f9" officeooo:paragraph-rsid="001501f9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Text_20_body" style:list-style-name="L1">
      <style:text-properties officeooo:rsid="00145f19" officeooo:paragraph-rsid="001557f3"/>
    </style:style>
    <style:style style:name="P13" style:family="paragraph" style:parent-style-name="Text_20_body" style:list-style-name="L1">
      <style:text-properties officeooo:rsid="001557f3" officeooo:paragraph-rsid="001557f3"/>
    </style:style>
    <style:style style:name="T1" style:family="text">
      <style:text-properties officeooo:rsid="001501f9"/>
    </style:style>
    <style:style style:name="T2" style:family="text">
      <style:text-properties officeooo:rsid="001557f3"/>
    </style:style>
    <style:style style:name="T3" style:family="text">
      <style:text-properties officeooo:rsid="001904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рассировка системных вызовов</text:p>
      <text:p text:style-name="Text_20_body"/>
      <text:p text:style-name="P1">Для трассировки системных вызовов я использовал набор инструментов LTTng (Linux Tracing Toolkit) (<text:a xlink:type="simple" xlink:href="https://lttng.org/" text:style-name="Internet_20_link" text:visited-style-name="Visited_20_Internet_20_Link">https://lttng.org/</text:a><text:a xlink:type="simple" xlink:href="https://lttng.org/)/" text:style-name="Internet_20_link" text:visited-style-name="Visited_20_Internet_20_Link">)</text:a>. <text:s/>LTTng включает в себя userspace-демон для сбора данных, библиотеки для инструментирования приложений, средства анализа протоколов и <text:s/>набор ядерных модулей, позволяющих проводить трассировку и измерять задержки во всех элементах ядра и пользовательских приложениях. </text:p>
      <text:p text:style-name="P1">Для наших целей нужен очень ограниченный функционал. </text:p>
      <text:p text:style-name="P1">Для начала, нужно установить <text:s/>LTTng (для debian/ubuntu)</text:p>
      <text:p text:style-name="P9">$ sudo apt-add-repository ppa:lttng/ppa</text:p>
      <text:p text:style-name="Preformatted_20_Text">$ sudo apt-get update</text:p>
      <text:p text:style-name="P11">$ sudo apt-get install lttng-tools lttng-modules-dkms</text:p>
      <text:p text:style-name="P1">От рута определяем трассировочную сессию:</text:p>
      <text:p text:style-name="P2"># lttng create my-kernel-session</text:p>
      <text:p text:style-name="P4">И создаем список событий (трассировать все системные вызовы). Поскольку, размер протокола, даже для непродолжительного времени трассировки (минуты), будет весьма велик, то можно ограничить список <text:span text:style-name="T3">процессов</text:span>, за которыми мы будем следить:</text:p>
      <text:p text:style-name="P10"># lttng enable-event --kernel --all --syscall</text:p>
      <text:p text:style-name="Preformatted_20_Text"><text:span text:style-name="T1"># </text:span>lttng track --kernel --pid=<text:span text:style-name="T1">1</text:span></text:p>
      <text:p text:style-name="P11"><text:span text:style-name="T1"># </text:span>lttng start</text:p>
      <text:p text:style-name="P6">В данном примере, нас интересует процесс с PID=1, в системах с systemd, <text:s/>PID 1 имеет как раз systemd, а в традиционных unix/linux – <text:span text:style-name="T3">процесс</text:span> init.</text:p>
      <text:p text:style-name="P6"/>
      <text:p text:style-name="P6">Далее, можно отвлечься на чай, сходить в интернет, написать вот этот текст, например, после чего выключить трассировку.</text:p>
      <text:p text:style-name="P6"/>
      <text:p text:style-name="P7"># lttng destroy</text:p>
      <text:p text:style-name="P7"/>
      <text:p text:style-name="P6">Что же у нас получилось.</text:p>
      <text:p text:style-name="P6"/>
      <text:p text:style-name="P6">babeltrace lttng-traces/my-kernel-session-20200116-183100/ | wc -l</text:p>
      <text:p text:style-name="P6">640</text:p>
      <text:p text:style-name="P6"/>
      <text:p text:style-name="P8">root@raccoon:~# babeltrace lttng-traces/my-kernel-session-20200116-183100/ | awk '{print $4}' | sort | uniq </text:p>
      <text:p text:style-name="P8">syscall_entry_clock_gettime:</text:p>
      <text:p text:style-name="P8">syscall_entry_close:</text:p>
      <text:p text:style-name="P8">syscall_entry_epoll_wait:</text:p>
      <text:p text:style-name="P8">syscall_entry_newfstat:</text:p>
      <text:p text:style-name="P8">syscall_entry_openat:</text:p>
      <text:p text:style-name="P8">syscall_entry_read:</text:p>
      <text:p text:style-name="P8">syscall_entry_recvmsg:</text:p>
      <text:p text:style-name="P8">syscall_entry_sendmsg:</text:p>
      <text:p text:style-name="P8">syscall_exit_clock_gettime:</text:p>
      <text:p text:style-name="P8"><text:soft-page-break/>syscall_exit_close:</text:p>
      <text:p text:style-name="P8">syscall_exit_epoll_wait:</text:p>
      <text:p text:style-name="P8">syscall_exit_newfstat:</text:p>
      <text:p text:style-name="P8">syscall_exit_openat:</text:p>
      <text:p text:style-name="P8">syscall_exit_read:</text:p>
      <text:p text:style-name="P8">syscall_exit_recvmsg:</text:p>
      <text:p text:style-name="P8">syscall_exit_sendmsg:</text:p>
      <text:p text:style-name="P3"/>
      <text:p text:style-name="P4">Я не приво<text:span text:style-name="T2">жу полного лога, читатель может сам проделать все эти несложные эксперименты и насладиться результатом.</text:span></text:p>
      <text:p text:style-name="P5">Поэкспериментировав таким образом с моим домашним компьютером, я пришел к выводу, что «универсального» профиля системных вызовов для долгоживущих процессов не существует, однако, наиболее «перспективными» для модуля контроля целостности процессов являются, на мой взгляд, следующие:</text:p>
      <text:list xml:id="list4280816897" text:style-name="L1">
        <text:list-item>
          <text:p text:style-name="P12">close</text:p>
        </text:list-item>
        <text:list-item>
          <text:p text:style-name="P12">epoll_wait </text:p>
        </text:list-item>
        <text:list-item>
          <text:p text:style-name="P12">execve</text:p>
        </text:list-item>
        <text:list-item>
          <text:p text:style-name="P12">poll</text:p>
        </text:list-item>
        <text:list-item>
          <text:p text:style-name="P13">ppoll</text:p>
        </text:list-item>
        <text:list-item>
          <text:p text:style-name="P13">select</text:p>
        </text:list-item>
        <text:list-item>
          <text:p text:style-name="P13">wait4</text:p>
        </text:list-item>
        <text:list-item>
          <text:p text:style-name="P13">waitid</text:p>
        </text:list-item>
        <text:list-item>
          <text:p text:style-name="P13">waitpid</text:p>
        </text:list-item>
      </text:list>
      <text:p text:style-name="P5">Я полагаю, что необходимо провести профилирование «боевой» системы для определения окончательного списка системных вызов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8:36:04.899492003</meta:creation-date>
    <dc:date>2020-01-16T19:24:04.601170812</dc:date>
    <meta:editing-duration>PT12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298" meta:character-count="2446" meta:non-whitespace-character-count="2201"/>
  </office:meta>
</office:document-meta>
</file>